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RISPIN PEÑA BELIA FL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431113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ICHANAQUI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9849366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RISPIN PEÑA BELIA FLO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431113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3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3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9/08/2021</text:p>
          </table:table-cell>
          <table:table-cell table:style-name="Tabla2.A3" office:value-type="string">
            <text:p text:style-name="P16">87107199</text:p>
          </table:table-cell>
          <table:table-cell table:style-name="Tabla2.D3" office:value-type="string">
            <text:p text:style-name="P17">23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8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15:38:5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